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a423" officeooo:paragraph-rsid="001ca4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-requirements:</text:p>
      <text:p text:style-name="P1"/>
      <text:p text:style-name="P1"/>
      <text:p text:style-name="P1"/>
      <text:p text:style-name="P1"/>
      <text:p text:style-name="P1">sudo apt-get install espeak python-espeak</text:p>
      <text:p text:style-name="P1">pip install pyttsx3</text:p>
      <text:p text:style-name="P1">pip install pyaudio</text:p>
      <text:p text:style-name="P1">pip install SpeechRecognition</text:p>
      <text:p text:style-name="P1">pip install pandas</text:p>
      <text:p text:style-name="P1">pip install os</text:p>
      <text:p text:style-name="P1">pip install sqlalchemy</text:p>
      <text:p text:style-name="P1">pip install sqlite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03:03:32.230298341</meta:creation-date>
    <dc:date>2020-07-13T03:08:52.282036527</dc:date>
    <meta:editing-duration>PT5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27" meta:character-count="198" meta:non-whitespace-character-count="180"/>
  </office:meta>
</office:document-meta>
</file>